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159.99mm" svg:height="89.99mm" svg:x="41.47mm" svg:y="1mm">
            <draw:object draw:notify-on-update-of-ranges="data.A1:data.A1 data.A2:data.A151 data.B1:data.B1 data.B2:data.B1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pisodio</text:p>
          </table:table-cell>
          <table:table-cell office:value-type="string" calcext:value-type="string">
            <text:p>Recompen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0.34998" calcext:value-type="float">
            <text:p>-30,349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3.14999" calcext:value-type="float">
            <text:p>-23,14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8.15001" calcext:value-type="float">
            <text:p>-18,150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5.39999" calcext:value-type="float">
            <text:p>-25,39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8.49999" calcext:value-type="float">
            <text:p>-18,49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2.09999" calcext:value-type="float">
            <text:p>-22,09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8.95001" calcext:value-type="float">
            <text:p>-18,950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1.24999" calcext:value-type="float">
            <text:p>-11,249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65" calcext:value-type="float">
            <text:p>1,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.050007" calcext:value-type="float">
            <text:p>-3,0500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7.6" calcext:value-type="float">
            <text:p>-17,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0.10001" calcext:value-type="float">
            <text:p>-10,100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6.25001" calcext:value-type="float">
            <text:p>-16,250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4.80001" calcext:value-type="float">
            <text:p>-14,800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5.65001" calcext:value-type="float">
            <text:p>-15,650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999962" calcext:value-type="float">
            <text:p>0,99999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4.3" calcext:value-type="float">
            <text:p>-14,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4.25" calcext:value-type="float">
            <text:p>-14,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8.299999" calcext:value-type="float">
            <text:p>-8,2999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9.550004" calcext:value-type="float">
            <text:p>-9,5500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4.45001" calcext:value-type="float">
            <text:p>-14,450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6.600008" calcext:value-type="float">
            <text:p>-6,6000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1.25001" calcext:value-type="float">
            <text:p>-11,250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9.05" calcext:value-type="float">
            <text:p>-19,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.10001" calcext:value-type="float">
            <text:p>-10,100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.80001" calcext:value-type="float">
            <text:p>-11,800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.05001" calcext:value-type="float">
            <text:p>-12,050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4.85" calcext:value-type="float">
            <text:p>-14,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5.950002" calcext:value-type="float">
            <text:p>-5,9500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2.85" calcext:value-type="float">
            <text:p>-12,8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6.35001" calcext:value-type="float">
            <text:p>-16,350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4.650004" calcext:value-type="float">
            <text:p>-4,6500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8.000007" calcext:value-type="float">
            <text:p>-8,0000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5.80001" calcext:value-type="float">
            <text:p>-15,800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0.30001" calcext:value-type="float">
            <text:p>-10,300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8.000008" calcext:value-type="float">
            <text:p>-8,00000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.649998" calcext:value-type="float">
            <text:p>2,64999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0.00001" calcext:value-type="float">
            <text:p>-10,000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849997" calcext:value-type="float">
            <text:p>2,84999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2.000004" calcext:value-type="float">
            <text:p>-2,00000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.049999" calcext:value-type="float">
            <text:p>4,0499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7.15001" calcext:value-type="float">
            <text:p>-17,150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1.05001" calcext:value-type="float">
            <text:p>-11,050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20.05" calcext:value-type="float">
            <text:p>-20,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8.75" calcext:value-type="float">
            <text:p>-18,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.349998" calcext:value-type="float">
            <text:p>2,3499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699996" calcext:value-type="float">
            <text:p>3,69999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6.75001" calcext:value-type="float">
            <text:p>-16,750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.25" calcext:value-type="float">
            <text:p>4,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5.8" calcext:value-type="float">
            <text:p>-15,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999952" calcext:value-type="float">
            <text:p>0,99999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2.80001" calcext:value-type="float">
            <text:p>-12,800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6.750008" calcext:value-type="float">
            <text:p>-6,75000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.649999" calcext:value-type="float">
            <text:p>5,64999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4.55001" calcext:value-type="float">
            <text:p>-14,550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.350001" calcext:value-type="float">
            <text:p>5,35000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3.15001" calcext:value-type="float">
            <text:p>-13,150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55" calcext:value-type="float">
            <text:p>6,5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4.30001" calcext:value-type="float">
            <text:p>-14,300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499989" calcext:value-type="float">
            <text:p>1,49998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75" calcext:value-type="float">
            <text:p>6,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1.85001" calcext:value-type="float">
            <text:p>-11,8500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1.00001" calcext:value-type="float">
            <text:p>-11,000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7.900006" calcext:value-type="float">
            <text:p>-7,90000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2.40001" calcext:value-type="float">
            <text:p>-12,400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4.00001" calcext:value-type="float">
            <text:p>-14,000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.500001" calcext:value-type="float">
            <text:p>6,5000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449999" calcext:value-type="float">
            <text:p>4,44999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25.15" calcext:value-type="float">
            <text:p>-25,1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.95" calcext:value-type="float">
            <text:p>7,9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.999996" calcext:value-type="float">
            <text:p>2,99999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6.75001" calcext:value-type="float">
            <text:p>-16,750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.649999" calcext:value-type="float">
            <text:p>5,64999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0.15001" calcext:value-type="float">
            <text:p>-10,1500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2.80001" calcext:value-type="float">
            <text:p>-12,800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3.300008" calcext:value-type="float">
            <text:p>-3,30000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6.500008" calcext:value-type="float">
            <text:p>-6,50000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.950001" calcext:value-type="float">
            <text:p>6,9500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.55" calcext:value-type="float">
            <text:p>6,5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.750001" calcext:value-type="float">
            <text:p>7,7500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.100005" calcext:value-type="float">
            <text:p>-1,1000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.8" calcext:value-type="float">
            <text:p>5,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.350001" calcext:value-type="float">
            <text:p>6,3500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0.20001" calcext:value-type="float">
            <text:p>-10,2000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.150001" calcext:value-type="float">
            <text:p>6,1500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4.30001" calcext:value-type="float">
            <text:p>-14,300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35" calcext:value-type="float">
            <text:p>6,3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8.20001" calcext:value-type="float">
            <text:p>-8,200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8.050007" calcext:value-type="float">
            <text:p>-8,05000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9.550008" calcext:value-type="float">
            <text:p>-9,55000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.650001" calcext:value-type="float">
            <text:p>8,650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700001" calcext:value-type="float">
            <text:p>6,7000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12.40001" calcext:value-type="float">
            <text:p>-12,4000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.150001" calcext:value-type="float">
            <text:p>7,15000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7.90001" calcext:value-type="float">
            <text:p>-17,9000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.650001" calcext:value-type="float">
            <text:p>8,65000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.750001" calcext:value-type="float">
            <text:p>7,75000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.55" calcext:value-type="float">
            <text:p>8,5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.95" calcext:value-type="float">
            <text:p>7,9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.35" calcext:value-type="float">
            <text:p>8,3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.95" calcext:value-type="float">
            <text:p>7,9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.95" calcext:value-type="float">
            <text:p>7,9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55" calcext:value-type="float">
            <text:p>6,5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.95" calcext:value-type="float">
            <text:p>7,9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.95" calcext:value-type="float">
            <text:p>7,9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.75" calcext:value-type="float">
            <text:p>5,7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.35" calcext:value-type="float">
            <text:p>7,3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.65" calcext:value-type="float">
            <text:p>8,6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.35" calcext:value-type="float">
            <text:p>7,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.95" calcext:value-type="float">
            <text:p>7,9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.75" calcext:value-type="float">
            <text:p>7,7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.800002" calcext:value-type="float">
            <text:p>5,80000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.150001" calcext:value-type="float">
            <text:p>7,1500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.950001" calcext:value-type="float">
            <text:p>7,95000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.65" calcext:value-type="float">
            <text:p>8,6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.150001" calcext:value-type="float">
            <text:p>7,15000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.950001" calcext:value-type="float">
            <text:p>7,95000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0.2000074" calcext:value-type="float">
            <text:p>-0,200007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.150001" calcext:value-type="float">
            <text:p>7,1500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.75" calcext:value-type="float">
            <text:p>8,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23T20:02:40.108000000</dc:date>
    <meta:editing-duration>PT1M57S</meta:editing-duration>
    <meta:editing-cycles>1</meta:editing-cycles>
    <meta:document-statistic meta:table-count="1" meta:cell-count="302" meta:object-count="1"/>
    <meta:generator>LibreOffice/6.0.2.1$Windows_X86_64 LibreOffice_project/f7f06a8f319e4b62f9bc5095aa112a65d2f3ac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66cm" svg:y="0.316cm" chart:style-name="ch2">
          <text:p>Ejecución 1</text:p>
        </chart:title>
        <chart:subtitle svg:x="6.818cm" svg:y="1.275cm" chart:style-name="ch3">
          <text:p>Bloque Extra</text:p>
        </chart:subtitle>
        <chart:legend chart:legend-position="end" svg:x="12.645cm" svg:y="4.201cm" style:legend-expansion="high" chart:style-name="ch4"/>
        <chart:plot-area chart:style-name="ch5" table:cell-range-address="data.A1:data.B151" chart:data-source-has-labels="row" svg:x="1.331cm" svg:y="2.138cm" svg:width="10.994cm" svg:height="5.701cm">
          <chartooo:coordinate-region svg:x="2.058cm" svg:y="2.337cm" svg:width="9.987cm" svg:height="4.855cm"/>
          <chart:axis chart:dimension="x" chart:name="primary-x" chart:style-name="ch6">
            <chart:title svg:x="6.136cm" svg:y="8.019cm" chart:style-name="ch7">
              <text:p>Episodio</text:p>
            </chart:title>
          </chart:axis>
          <chart:axis chart:dimension="y" chart:name="primary-y" chart:style-name="ch6">
            <chart:title svg:x="0.451cm" svg:y="6.011cm" chart:style-name="ch8">
              <text:p>Recompensa</text:p>
            </chart:title>
            <chart:grid chart:style-name="ch9" chart:class="major"/>
          </chart:axis>
          <chart:series chart:style-name="ch10" chart:values-cell-range-address="data.B2:data.B151" chart:label-cell-address="data.B1:data.B1" chart:class="chart:scatter">
            <chart:domain table:cell-range-address="data.A2:data.A151"/>
            <chart:data-point chart:repeated="1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Recompensa</text:p>
                <draw:g>
                  <svg:desc>data.B1:dat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A2:data.A151</svg:desc>
                </draw:g>
              </table:table-cell>
              <table:table-cell office:value-type="float" office:value="-30.34998">
                <text:p>-30.34998</text:p>
                <draw:g>
                  <svg:desc>data.B2:data.B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23.14999">
                <text:p>-23.14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18.15001">
                <text:p>-18.15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25.39999">
                <text:p>-25.3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18.49999">
                <text:p>-18.4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22.09999">
                <text:p>-22.09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18.95001">
                <text:p>-18.95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11.24999">
                <text:p>-11.24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3.050007">
                <text:p>-3.0500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17.6">
                <text:p>-17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10.10001">
                <text:p>-10.1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16.25001">
                <text:p>-16.25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14.80001">
                <text:p>-14.8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15.65001">
                <text:p>-15.65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999962">
                <text:p>0.99999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14.3">
                <text:p>-14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14.25">
                <text:p>-14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8.299999">
                <text:p>-8.299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9.550004">
                <text:p>-9.5500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14.45001">
                <text:p>-14.45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6.600008">
                <text:p>-6.6000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11.25001">
                <text:p>-11.25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19.05">
                <text:p>-19.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10.10001">
                <text:p>-10.10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11.80001">
                <text:p>-11.80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-12.05001">
                <text:p>-12.05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-14.85">
                <text:p>-14.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5.950002">
                <text:p>-5.9500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12.85">
                <text:p>-12.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-16.35001">
                <text:p>-16.35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-4.650004">
                <text:p>-4.6500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-8.000007">
                <text:p>-8.0000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-15.80001">
                <text:p>-15.800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-10.30001">
                <text:p>-10.30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-8.000008">
                <text:p>-8.0000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.649998">
                <text:p>2.6499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-10.00001">
                <text:p>-10.000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.849997">
                <text:p>2.8499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-2.000004">
                <text:p>-2.0000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.049999">
                <text:p>4.0499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-17.15001">
                <text:p>-17.15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-11.05001">
                <text:p>-11.050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-20.05">
                <text:p>-20.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-18.75">
                <text:p>-18.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.349998">
                <text:p>2.3499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.699996">
                <text:p>3.6999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-16.75001">
                <text:p>-16.75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-15.8">
                <text:p>-15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9999952">
                <text:p>0.99999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-12.80001">
                <text:p>-12.800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-6.750008">
                <text:p>-6.7500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.649999">
                <text:p>5.6499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-14.55001">
                <text:p>-14.55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.350001">
                <text:p>5.350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-13.15001">
                <text:p>-13.150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-14.30001">
                <text:p>-14.30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499989">
                <text:p>1.4999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-11.85001">
                <text:p>-11.850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-11.00001">
                <text:p>-11.000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-7.900006">
                <text:p>-7.9000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-12.40001">
                <text:p>-12.40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-14.00001">
                <text:p>-14.00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.500001">
                <text:p>6.5000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4.449999">
                <text:p>4.449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-25.15">
                <text:p>-25.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.999996">
                <text:p>2.9999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-16.75001">
                <text:p>-16.75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5.649999">
                <text:p>5.64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-10.15001">
                <text:p>-10.15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-12.80001">
                <text:p>-12.80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-3.300008">
                <text:p>-3.3000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-6.500008">
                <text:p>-6.5000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6.950001">
                <text:p>6.95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7.750001">
                <text:p>7.7500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-1.100005">
                <text:p>-1.1000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6.350001">
                <text:p>6.350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-10.20001">
                <text:p>-10.2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6.150001">
                <text:p>6.150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-14.30001">
                <text:p>-14.300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-8.20001">
                <text:p>-8.200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-8.050007">
                <text:p>-8.0500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-9.550008">
                <text:p>-9.5500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8.650001">
                <text:p>8.650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6.700001">
                <text:p>6.7000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-12.40001">
                <text:p>-12.400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7.150001">
                <text:p>7.1500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-17.90001">
                <text:p>-17.900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8.650001">
                <text:p>8.6500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7.750001">
                <text:p>7.7500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5.800002">
                <text:p>5.8000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7.150001">
                <text:p>7.1500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7.950001">
                <text:p>7.9500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7.150001">
                <text:p>7.1500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7.950001">
                <text:p>7.9500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-0.2000074">
                <text:p>-0.20000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7.150001">
                <text:p>7.1500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8.75">
                <text:p>8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